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
      <text:p text:style-name="rststyle-title">How to setup Percona replication manager (PRM)</text:p>
      <text:section text:name="Section1" text:style-name="Sect1">
        <text:h text:outline-level="1" text:style-name="rststyle-heading1">Installing the packages</text:h>
        <text:section text:name="Section2" text:style-name="Sect2">
          <text:h text:outline-level="2" text:style-name="rststyle-heading2">Redhat/Centos</text:h>
          <text:p text:style-name="rststyle-textbody"><text:span text:style-name="rststyle-strong">::</text:span></text:p>
          <text:p text:style-name="rststyle-blockindent">[root@host-01 ~]# yum install pacemaker corosync</text:p>
          <text:p text:style-name="rststyle-textbody">On Centos 6.2, this will install Pacemaker 1.1.6 and corosync 1.4.1.</text:p>
        </text:section>
        <text:section text:name="Section3" text:style-name="Sect2">
          <text:h text:outline-level="2" text:style-name="rststyle-heading2">Debian/Ubuntu</text:h>
          <text:p text:style-name="rststyle-textbody"><text:span text:style-name="rststyle-strong">::</text:span></text:p>
          <text:p text:style-name="rststyle-blockindent">[root@host-01 ~]# apt-get install pacemaker corosync</text:p>
        </text:section>
      </text:section>
      <text:section text:name="Section4" text:style-name="Sect1">
        <text:h text:outline-level="1" text:style-name="rststyle-heading1">Configuring corosync</text:h>
        <text:section text:name="Section5" text:style-name="Sect2">
          <text:h text:outline-level="2" text:style-name="rststyle-heading2">Creating the cluster Authkey</text:h>
          <text:p text:style-name="rststyle-textbody">Title underline too short.</text:p>
          <ns0:p xmlns:ns0="urn:oasis:names:tc:opendocument:xmlns:text:1.0" ns0:style-name="rststyle-codeblock">Creating the cluster Authkey<ns0:line-break/>====</ns0:p>
          <text:p text:style-name="rststyle-textbody">On <text:span text:style-name="rststyle-strong">one</text:span> of the host, run the following command:</text:p>
          <text:p text:style-name="rststyle-textbody">&lt;file&gt;
[root@host-01 ~]# cd /etc/corosync
[root@host-01 corosync]# corosync-keygen
&lt;/file&gt;</text:p>
          <text:p text:style-name="rststyle-textbody">The key generator needs entropy, to speed up the key generation, I suggest you run commands in another session like "tar cvj / | md5sum &gt; /dev/null" and similar.  The resulting file is "/etc/corosync/authkey" and its access bytes are 0400 and owner root, group root.  Copy the authkey file to the other hosts of the cluster, same location same rights.</text:p>
        </text:section>
        <text:section text:name="Section6" text:style-name="Sect2">
          <text:h text:outline-level="2" text:style-name="rststyle-heading2">Creating the corosync.conf file</text:h>
          <text:p text:style-name="rststyle-textbody">Title underline too short.</text:p>
          <ns0:p xmlns:ns0="urn:oasis:names:tc:opendocument:xmlns:text:1.0" ns0:style-name="rststyle-codeblock">Creating the corosync.conf file<ns0:line-break/>====</ns0:p>
          <text:p text:style-name="rststyle-textbody">The next step is to configure the communiction layer, corosync by creating the corosync configuration file /etc/corosync/corosync.conf.  Let's consider the hosts in question have eth1 on the 172.30.222.x network.  A basic corosync configuration will look like:</text:p>
          <text:p text:style-name="rststyle-textbody">&lt;file&gt;
compatibility: whitetank</text:p>
          <text:p text:style-name="rststyle-textbody"><text:span text:style-name="rststyle-strong">totem {</text:span></text:p>
          <text:p text:style-name="rststyle-blockindent">version: 2
secauth: on
threads: 0
interface {</text:p>
          <text:p text:style-name="rststyle-blockindent">Unexpected indentation.</text:p>
          <text:p text:style-name="rststyle-blockquote">ringnumber: 0
bindnetaddr: 172.30.222.0
mcastaddr: 226.94.1.1
mcastport: 5405
ttl: 1</text:p>
          <text:p text:style-name="rststyle-blockindent">Block quote ends without a blank line; unexpected unindent.</text:p>
          <text:p text:style-name="rststyle-blockindent">}</text:p>
          <text:p text:style-name="rststyle-textbody">Definition list ends without a blank line; unexpected unindent.</text:p>
          <text:p text:style-name="rststyle-textbody">}</text:p>
          <text:p text:style-name="rststyle-textbody"><text:span text:style-name="rststyle-strong">logging {</text:span></text:p>
          <text:p text:style-name="rststyle-blockindent">fileline: off
to_stderr: no
to_logfile: yes
to_syslog: yes
logfile: /var/log/cluster/corosync.log
debug: off
timestamp: on
logger_subsys {</text:p>
          <text:p text:style-name="rststyle-blockindent">Unexpected indentation.</text:p>
          <text:p text:style-name="rststyle-blockquote">subsys: AMF
debug: off</text:p>
          <text:p text:style-name="rststyle-blockindent">Block quote ends without a blank line; unexpected unindent.</text:p>
          <text:p text:style-name="rststyle-blockindent">}</text:p>
          <text:p text:style-name="rststyle-textbody">Definition list ends without a blank line; unexpected unindent.</text:p>
          <text:p text:style-name="rststyle-textbody">}</text:p>
          <text:p text:style-name="rststyle-textbody"><text:span text:style-name="rststyle-strong">amf {</text:span></text:p>
          <text:p text:style-name="rststyle-blockindent">mode: disabled</text:p>
          <text:p text:style-name="rststyle-textbody">Definition list ends without a blank line; unexpected unindent.</text:p>
          <text:p text:style-name="rststyle-textbody">}
&lt;/file&gt;</text:p>
          <text:p text:style-name="rststyle-textbody">copy the file to both servers and start corosync with "service corosync start".  In order to verify corosync is working correctly, run the following command:</text:p>
          <text:p text:style-name="rststyle-textbody">&lt;file&gt;
[root@host-01 corosync]# corosync-objctl | grep members | grep ip
runtime.totem.pg.mrp.srp.members.-723640660.ip=r(0) ip(172.30.222.212)
runtime.totem.pg.mrp.srp.members.-1042407764.ip=r(0) ip(172.30.222.193)
&lt;/file&gt;</text:p>
          <text:p text:style-name="rststyle-textbody">This shows the 2 nodes that are member of the cluster.  If you have more than 2 nodes, you should have more similar entries. If you don't have an output similar to the above, make sure iptables is not blocking udp port 5405 and inspect the content of /var/log/cluster/corosync.log for more information.</text:p>
          <text:p text:style-name="rststyle-textbody">The above corosync configuration file is minimalist, it can be expanded in many ways.  For more information, "man corosync.conf" is your friend.</text:p>
        </text:section>
      </text:section>
      <text:section text:name="Section7" text:style-name="Sect1">
        <text:h text:outline-level="1" text:style-name="rststyle-heading1">Configuring MySQL</text:h>
        <text:p text:style-name="rststyle-textbody">Title overline too short.</text:p>
        <ns0:p xmlns:ns0="urn:oasis:names:tc:opendocument:xmlns:text:1.0" ns0:style-name="rststyle-codeblock">-----<ns0:line-break/>Configuring MySQL<ns0:line-break/>-----</ns0:p>
        <text:section text:name="Section8" text:style-name="Sect2">
          <text:h text:outline-level="2" text:style-name="rststyle-heading2">Install MySQL</text:h>
          <text:p text:style-name="rststyle-textbody">Title underline too short.</text:p>
          <ns0:p xmlns:ns0="urn:oasis:names:tc:opendocument:xmlns:text:1.0" ns0:style-name="rststyle-codeblock">Install MySQL<ns0:line-break/>====</ns0:p>
          <text:list text:style-name="rststyle-blockquote-bulletlist">
            <text:list-item>
              <text:p text:style-name="rststyle-blockquote-bulletitem">install packages</text:p>
            </text:list-item>
          </text:list>
        </text:section>
        <text:section text:name="Section9" text:style-name="Sect2">
          <text:h text:outline-level="2" text:style-name="rststyle-heading2">Setup replication</text:h>
          <text:p text:style-name="rststyle-textbody">Title underline too short.</text:p>
          <ns0:p xmlns:ns0="urn:oasis:names:tc:opendocument:xmlns:text:1.0" ns0:style-name="rststyle-codeblock">Setup replication<ns0:line-break/>====</ns0:p>
          <text:list text:style-name="rststyle-blockquote-bulletlist">
            <text:list-item>
              <text:p text:style-name="rststyle-blockquote-bulletitem">log-bin and server-id, minimum</text:p>
            </text:list-item>
            <text:list-item>
              <text:p text:style-name="rststyle-blockquote-bulletitem">Given repl_user with password "ola5P1ZMU" is used for replication.</text:p>
            </text:list-item>
            <text:list-item>
              <text:p text:style-name="rststyle-blockquote-bulletitem">Make sure replication works in both direction</text:p>
            </text:list-item>
          </text:list>
        </text:section>
        <text:section text:name="Section10" text:style-name="Sect2">
          <text:h text:outline-level="2" text:style-name="rststyle-heading2">Grants</text:h>
          <text:p text:style-name="rststyle-textbody">Title underline too short.</text:p>
          <ns0:p xmlns:ns0="urn:oasis:names:tc:opendocument:xmlns:text:1.0" ns0:style-name="rststyle-codeblock">Grants<ns0:line-break/>====</ns0:p>
          <text:p text:style-name="rststyle-textbody">The following grants are needed:</text:p>
          <text:p text:style-name="rststyle-textbody">&lt;file&gt;
grant replication client, replication slave on <text:span text:style-name="rststyle-emphasis">.</text:span> to repl_user@'172.30.222.%' identified by 'ola5P1ZMU';
grant replication client, replication slave, SUPER, PROCESS, RELOAD on <text:span text:style-name="rststyle-emphasis">.</text:span> to repl_user@'localhost' identified by 'ola5P1ZMU';
grant select ON mysql.user to test_user@'localhost' identified by '2JcXCxKF';
&lt;/file&gt;
-----
Configuring Pacemaker
-----</text:p>
        </text:section>
        <text:section text:name="Section11" text:style-name="Sect2">
          <text:h text:outline-level="2" text:style-name="rststyle-heading2">Downloading the latest MySQL RA</text:h>
          <text:p text:style-name="rststyle-textbody">Title underline too short.</text:p>
          <ns0:p xmlns:ns0="urn:oasis:names:tc:opendocument:xmlns:text:1.0" ns0:style-name="rststyle-codeblock">Downloading the latest MySQL RA<ns0:line-break/>====</ns0:p>
          <text:p text:style-name="rststyle-textbody">The PRM solution requires a specific Pacemaker MySQL resource agent.  The new resource agent is available in version 3.9.3 of the resource-agents package.  In the Centos version used for this documentation, the version of this package is:</text:p>
          <text:p text:style-name="rststyle-textbody">&lt;file&gt;
[root@host-01 corosync]# rpm -qa | grep resour
resource-agents-3.9.2-7.el6.i686
&lt;/file&gt;</text:p>
          <text:p text:style-name="rststyle-textbody">which will not do.  Since it is very recent, we can just download the latest agent from github like here:</text:p>
          <text:p text:style-name="rststyle-textbody">&lt;file&gt;
[root@host-01 corosync]# cd /usr/lib/ocf/resource.d/
[root@host-01 resource.d]# mkdir percona
[root@host-01 resource.d]# cd percona/
[root@host-01 percona]# wget -q https://github.com/y-trudeau/resource-agents-prm/raw/master/heartbeat/mysql
[root@host-01 percona]# chmod u+x mysql
&lt;/file&gt;</text:p>
          <text:p text:style-name="rststyle-textbody">The procedure must be repeated on all hosts.  We have created a "percona" directory to make sure there would be no conflict with the default MySQL resource agent.</text:p>
        </text:section>
        <text:section text:name="Section12" text:style-name="Sect2">
          <text:h text:outline-level="2" text:style-name="rststyle-heading2">Configuring Pacemaker</text:h>
          <text:p text:style-name="rststyle-textbody">Title underline too short.</text:p>
          <ns0:p xmlns:ns0="urn:oasis:names:tc:opendocument:xmlns:text:1.0" ns0:style-name="rststyle-codeblock">Configuring Pacemaker<ns0:line-break/>====</ns0:p>
          <text:p text:style-name="rststyle-textbody">Cluster attributes
---</text:p>
          <text:p text:style-name="rststyle-textbody">For the sake of simplicity</text:p>
        </text:section>
      </text:section>
      <text:section text:name="Section13" text:style-name="Sect1">
        <text:h text:outline-level="1" text:style-name="rststyle-heading1">Testing failover</text:h>
        <text:p text:style-name="rststyle-textbody">Title overline too short.</text:p>
        <ns0:p xmlns:ns0="urn:oasis:names:tc:opendocument:xmlns:text:1.0" ns0:style-name="rststyle-codeblock">-----<ns0:line-break/>Testing failover<ns0:line-break/>-----</ns0:p>
      </text:section>
    </office:text>
  </office:body>
</office:document-content>
</file>

<file path=styles.xml><?xml version="1.0" encoding="utf-8"?>
<ns0:document-styles xmlns:ns0="urn:oasis:names:tc:opendocument:xmlns:office:1.0" ns0:version="1.2">
  <ns0:font-face-decls>
    <ns1:font-face xmlns:ns1="urn:oasis:names:tc:opendocument:xmlns:style:1.0" xmlns:ns2="urn:oasis:names:tc:opendocument:xmlns:svg-compatible:1.0" ns1:font-charset="x-symbol" ns1:name="StarSymbol" ns2:font-family="StarSymbol"/>
    <ns1:font-face xmlns:ns1="urn:oasis:names:tc:opendocument:xmlns:style:1.0" xmlns:ns2="urn:oasis:names:tc:opendocument:xmlns:svg-compatible:1.0" ns1:font-family-generic="modern" ns1:font-pitch="fixed" ns1:name="Nimbus Mono L" ns2:font-family="'Nimbus Mono L'"/>
    <ns1:font-face xmlns:ns1="urn:oasis:names:tc:opendocument:xmlns:style:1.0" xmlns:ns2="urn:oasis:names:tc:opendocument:xmlns:svg-compatible:1.0" ns1:font-pitch="variable" ns1:name="DejaVu Sans" ns2:font-family="'DejaVu Sans'"/>
    <ns1:font-face xmlns:ns1="urn:oasis:names:tc:opendocument:xmlns:style:1.0" xmlns:ns2="urn:oasis:names:tc:opendocument:xmlns:svg-compatible:1.0" ns1:font-family-generic="roman" ns1:font-pitch="variable" ns1:name="Nimbus Roman No9 L" ns2:font-family="'Nimbus Roman No9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styles>
    <ns1:default-style xmlns:ns1="urn:oasis:names:tc:opendocument:xmlns:style:1.0" ns1:family="graphic">
      <ns1:graphic-properties xmlns:ns2="urn:oasis:names:tc:opendocument:xmlns:drawing:1.0" ns2:end-line-spacing-horizontal="0.1114in" ns2:end-line-spacing-vertical="0.1114in" ns2:shadow-offset-x="0.1181in" ns2:shadow-offset-y="0.1181in" ns2:start-line-spacing-horizontal="0.1114in" ns2:start-line-spacing-vertical="0.1114in" ns1:flow-with-text="false"/>
      <ns1:paragraph-properties ns1:font-independent-line-spacing="false" ns1:line-break="strict" ns1:text-autospace="ideograph-alpha" ns1:writing-mode="lr-tb">
        <ns1:tab-stops/>
      </ns1:paragraph-properties>
      <ns1:text-properties xmlns:ns2="urn:oasis:names:tc:opendocument:xmlns:xsl-fo-compatible:1.0" ns1:country-asian="US" ns1:country-complex="US" ns1:font-size-asian="12pt" ns1:font-size-complex="12pt" ns1:language-asian="en" ns1:language-complex="en" ns1:use-window-font-color="true" ns2:country="US" ns2:font-size="12pt" ns2:language="en"/>
    </ns1:default-style>
    <ns1:default-style xmlns:ns1="urn:oasis:names:tc:opendocument:xmlns:style:1.0" ns1:family="paragraph">
      <ns1:paragraph-properties xmlns:ns2="urn:oasis:names:tc:opendocument:xmlns:xsl-fo-compatible:1.0" ns1:line-break="strict" ns1:punctuation-wrap="hanging" ns1:tab-stop-distance="0.4925in" ns1:text-autospace="ideograph-alpha" ns1:writing-mode="lr-tb" ns2:hyphenation-ladder-count="no-limit"/>
      <ns1:text-properties xmlns:ns2="urn:oasis:names:tc:opendocument:xmlns:xsl-fo-compatible:1.0"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2:country="US" ns2:font-size="12pt" ns2:hyphenate="false" ns2:hyphenation-push-char-count="2" ns2:hyphenation-remain-char-count="2" ns2:language="en"/>
    </ns1:default-style>
    <ns1:default-style xmlns:ns1="urn:oasis:names:tc:opendocument:xmlns:style:1.0" ns1:family="table">
      <ns1:table-properties xmlns:ns2="urn:oasis:names:tc:opendocument:xmlns:table:1.0" ns2:border-model="collapsing"/>
    </ns1:default-style>
    <ns1:default-style xmlns:ns1="urn:oasis:names:tc:opendocument:xmlns:style:1.0" ns1:family="table-row">
      <ns1:table-row-properties xmlns:ns2="urn:oasis:names:tc:opendocument:xmlns:xsl-fo-compatible:1.0" ns2:keep-together="auto"/>
    </ns1:default-style>
    <ns1:style xmlns:ns1="urn:oasis:names:tc:opendocument:xmlns:style:1.0" ns1:class="text" ns1:family="paragraph" ns1:name="Standard"/>
    <ns1:style xmlns:ns1="urn:oasis:names:tc:opendocument:xmlns:style:1.0" ns1:class="text" ns1:display-name="Text body" ns1:family="paragraph" ns1:name="Text_20_body" ns1:parent-style-name="Standard">
      <ns1:paragraph-properties xmlns:ns2="urn:oasis:names:tc:opendocument:xmlns:xsl-fo-compatible:1.0" ns2:margin-bottom="0.0835in" ns2:margin-top="0in"/>
    </ns1:style>
    <ns1:style xmlns:ns1="urn:oasis:names:tc:opendocument:xmlns:style:1.0" ns1:class="text" ns1:display-name="Text body indent" ns1:family="paragraph" ns1:name="Text_20_body_20_indent" ns1:parent-style-name="Text_20_body">
      <ns1:paragraph-properties xmlns:ns2="urn:oasis:names:tc:opendocument:xmlns:xsl-fo-compatible:1.0" ns1:auto-text-indent="false" ns2:margin-left="0.1965in" ns2:margin-right="0in" ns2:text-indent="0in"/>
    </ns1:style>
    <ns1:style xmlns:ns1="urn:oasis:names:tc:opendocument:xmlns:style:1.0" ns1:class="text" ns1:family="paragraph" ns1:name="Heading" ns1:next-style-name="Text_20_body" ns1:parent-style-name="Standard">
      <ns1:paragraph-properties xmlns:ns2="urn:oasis:names:tc:opendocument:xmlns:xsl-fo-compatible:1.0" ns2:keep-with-next="always" ns2:margin-bottom="0.0835in" ns2:margin-top="0.1665in"/>
      <ns1:text-properties xmlns:ns2="urn:oasis:names:tc:opendocument:xmlns:xsl-fo-compatible:1.0" ns1:font-name="Nimbus Sans L" ns1:font-name-asian="DejaVu Sans" ns1:font-name-complex="DejaVu Sans" ns1:font-size-asian="14pt" ns1:font-size-complex="14pt" ns2:font-size="14pt"/>
    </ns1:style>
    <ns1:style xmlns:ns1="urn:oasis:names:tc:opendocument:xmlns:style:1.0" ns1:class="text" ns1:default-outline-level="1" ns1:display-name="Heading 1" ns1:family="paragraph" ns1:name="Heading_20_1" ns1:next-style-name="Text_20_body" ns1:parent-style-name="Heading">
      <ns1:text-properties xmlns:ns2="urn:oasis:names:tc:opendocument:xmlns:xsl-fo-compatible:1.0" ns1:font-size-asian="115%" ns1:font-size-complex="115%" ns1:font-weight-asian="bold" ns1:font-weight-complex="bold" ns2:font-size="115%" ns2:font-weight="bold"/>
    </ns1:style>
    <ns1:style xmlns:ns1="urn:oasis:names:tc:opendocument:xmlns:style:1.0" ns1:class="text" ns1:default-outline-level="2" ns1:display-name="Heading 2" ns1:family="paragraph" ns1:name="Heading_20_2" ns1:next-style-name="Text_20_body" ns1:parent-style-name="Heading">
      <ns1:text-properties xmlns:ns2="urn:oasis:names:tc:opendocument:xmlns:xsl-fo-compatible:1.0" ns1:font-size-asian="14pt" ns1:font-size-complex="14pt" ns1:font-style-asian="italic" ns1:font-style-complex="italic" ns1:font-weight-asian="bold" ns1:font-weight-complex="bold" ns2:font-size="14pt" ns2:font-style="italic" ns2:font-weight="bold"/>
    </ns1:style>
    <ns1:style xmlns:ns1="urn:oasis:names:tc:opendocument:xmlns:style:1.0" ns1:class="text" ns1:default-outline-level="3" ns1:display-name="Heading 3" ns1:family="paragraph" ns1:name="Heading_20_3" ns1:next-style-name="Text_20_body" ns1:parent-style-name="Heading">
      <ns1:text-properties xmlns:ns2="urn:oasis:names:tc:opendocument:xmlns:xsl-fo-compatible:1.0" ns1:font-size-asian="14pt" ns1:font-size-complex="14pt" ns1:font-weight-asian="bold" ns1:font-weight-complex="bold" ns2:font-size="14pt" ns2:font-weight="bold"/>
    </ns1:style>
    <ns1:style xmlns:ns1="urn:oasis:names:tc:opendocument:xmlns:style:1.0" ns1:class="text" ns1:default-outline-level="4" ns1:display-name="Heading 4" ns1:family="paragraph" ns1:name="Heading_20_4" ns1:next-style-name="Text_20_body" ns1:parent-style-name="Heading">
      <ns1:text-properties xmlns:ns2="urn:oasis:names:tc:opendocument:xmlns:xsl-fo-compatible:1.0" ns1:font-size-asian="85%" ns1:font-size-complex="85%" ns1:font-style-asian="italic" ns1:font-style-complex="italic" ns1:font-weight-asian="bold" ns1:font-weight-complex="bold" ns2:font-size="85%" ns2:font-style="italic" ns2:font-weight="bold"/>
    </ns1:style>
    <ns1:style xmlns:ns1="urn:oasis:names:tc:opendocument:xmlns:style:1.0" ns1:class="text" ns1:default-outline-level="5" ns1:display-name="Heading 5" ns1:family="paragraph" ns1:name="Heading_20_5" ns1:next-style-name="Text_20_body" ns1:parent-style-name="Heading">
      <ns1:text-properties xmlns:ns2="urn:oasis:names:tc:opendocument:xmlns:xsl-fo-compatible:1.0" ns1:font-size-asian="85%" ns1:font-size-complex="85%" ns1:font-weight-asian="bold" ns1:font-weight-complex="bold" ns2:font-size="85%" ns2:font-weight="bold"/>
    </ns1:style>
    <ns1:style xmlns:ns1="urn:oasis:names:tc:opendocument:xmlns:style:1.0" ns1:class="text" ns1:default-outline-level="6" ns1:display-name="Heading 6" ns1:family="paragraph" ns1:name="Heading_20_6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class="list" ns1:family="paragraph" ns1:name="List" ns1:parent-style-name="Text_20_body"/>
    <ns1:style xmlns:ns1="urn:oasis:names:tc:opendocument:xmlns:style:1.0" ns1:class="extra" ns1:family="paragraph" ns1:name="Header" ns1:parent-style-name="Standard">
      <ns1:paragraph-properties xmlns:ns2="urn:oasis:names:tc:opendocument:xmlns:text:1.0" ns2:line-number="0" ns2:number-lines="false">
        <ns1:tab-stops>
          <ns1:tab-stop ns1:position="3.4626in" ns1:type="center"/>
          <ns1:tab-stop ns1:position="6.9252in" ns1:type="right"/>
        </ns1:tab-stops>
      </ns1:paragraph-properties>
    </ns1:style>
    <ns1:style xmlns:ns1="urn:oasis:names:tc:opendocument:xmlns:style:1.0" ns1:class="extra" ns1:family="paragraph" ns1:name="Footer" ns1:parent-style-name="Standard">
      <ns1:paragraph-properties xmlns:ns2="urn:oasis:names:tc:opendocument:xmlns:text:1.0" ns2:line-number="0" ns2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xmlns:ns1="urn:oasis:names:tc:opendocument:xmlns:style:1.0" ns1:class="extra" ns1:display-name="Table Contents" ns1:family="paragraph" ns1:name="Table_20_Contents" ns1:parent-style-name="Standard">
      <ns1:paragraph-properties xmlns:ns2="urn:oasis:names:tc:opendocument:xmlns:text:1.0" ns2:line-number="0" ns2:number-lines="false"/>
    </ns1:style>
    <ns1:style xmlns:ns1="urn:oasis:names:tc:opendocument:xmlns:style:1.0" ns1:class="extra" ns1:display-name="Table Heading" ns1:family="paragraph" ns1:name="Table_20_Heading" ns1:parent-style-name="Table_20_Contents">
      <ns1:paragraph-properties xmlns:ns2="urn:oasis:names:tc:opendocument:xmlns:text:1.0" xmlns:ns3="urn:oasis:names:tc:opendocument:xmlns:xsl-fo-compatible:1.0" ns1:justify-single-word="false" ns2:line-number="0" ns2:number-lines="false" ns3:text-align="center"/>
      <ns1:text-properties xmlns:ns2="urn:oasis:names:tc:opendocument:xmlns:xsl-fo-compatible:1.0" ns1:font-style-asian="italic" ns1:font-style-complex="italic" ns1:font-weight-asian="bold" ns1:font-weight-complex="bold" ns2:font-style="italic" ns2:font-weight="bold"/>
    </ns1:style>
    <ns1:style xmlns:ns1="urn:oasis:names:tc:opendocument:xmlns:style:1.0" ns1:class="extra" ns1:family="paragraph" ns1:name="Caption" ns1:parent-style-name="Standard">
      <ns1:paragraph-properties xmlns:ns2="urn:oasis:names:tc:opendocument:xmlns:text:1.0" xmlns:ns3="urn:oasis:names:tc:opendocument:xmlns:xsl-fo-compatible:1.0" ns2:line-number="0" ns2:number-lines="false" ns3:margin-bottom="0.0835in" ns3:margin-top="0.0835in"/>
      <ns1:text-properties xmlns:ns2="urn:oasis:names:tc:opendocument:xmlns:xsl-fo-compatible:1.0" ns1:font-size-asian="12pt" ns1:font-size-complex="12pt" ns1:font-style-asian="italic" ns1:font-style-complex="italic" ns2:font-size="12pt" ns2:font-style="italic"/>
    </ns1:style>
    <ns1:style xmlns:ns1="urn:oasis:names:tc:opendocument:xmlns:style:1.0" ns1:class="extra" ns1:family="paragraph" ns1:name="Footnote" ns1:parent-style-name="Standard">
      <ns1:paragraph-properties xmlns:ns2="urn:oasis:names:tc:opendocument:xmlns:text:1.0" xmlns:ns3="urn:oasis:names:tc:opendocument:xmlns:xsl-fo-compatible:1.0" ns1:auto-text-indent="false" ns2:line-number="0" ns2:number-lines="false" ns3:margin-left="0.1965in" ns3:margin-right="0in" ns3:text-indent="-0.1965in"/>
      <ns1:text-properties xmlns:ns2="urn:oasis:names:tc:opendocument:xmlns:xsl-fo-compatible:1.0" ns1:font-size-asian="10pt" ns1:font-size-complex="10pt" ns2:font-size="10pt"/>
    </ns1:style>
    <ns1:style xmlns:ns1="urn:oasis:names:tc:opendocument:xmlns:style:1.0" ns1:class="index" ns1:family="paragraph" ns1:name="Index" ns1:parent-style-name="Standard">
      <ns1:paragraph-properties xmlns:ns2="urn:oasis:names:tc:opendocument:xmlns:text:1.0" ns2:line-number="0" ns2:number-lines="false"/>
    </ns1:style>
    <ns1:style xmlns:ns1="urn:oasis:names:tc:opendocument:xmlns:style:1.0" ns1:class="html" ns1:display-name="Preformatted Text" ns1:family="paragraph" ns1:name="Preformatted_20_Text" ns1:parent-style-name="Standard">
      <ns1:paragraph-properties xmlns:ns2="urn:oasis:names:tc:opendocument:xmlns:xsl-fo-compatible:1.0" ns2:margin-bottom="0in" ns2:margin-top="0in"/>
      <ns1:text-properties xmlns:ns2="urn:oasis:names:tc:opendocument:xmlns:xsl-fo-compatible:1.0" ns1:font-name="Nimbus Mono L" ns1:font-name-asian="Nimbus Mono L" ns1:font-name-complex="Nimbus Mono L" ns1:font-size-asian="10pt" ns1:font-size-complex="10pt" ns2:font-size="10pt"/>
    </ns1:style>
    <ns1:style xmlns:ns1="urn:oasis:names:tc:opendocument:xmlns:style:1.0" ns1:class="html" ns1:display-name="Horizontal Line" ns1:family="paragraph" ns1:name="Horizontal_20_Line" ns1:next-style-name="Text_20_body" ns1:parent-style-name="Standard">
      <ns1:paragraph-properties xmlns:ns2="urn:oasis:names:tc:opendocument:xmlns:text:1.0" xmlns:ns3="urn:oasis:names:tc:opendocument:xmlns:xsl-fo-compatible:1.0" ns1:border-line-width-bottom="0.0008in 0.0138in 0.0008in" ns1:join-border="false" ns2:line-number="0" ns2:number-lines="false" ns3:border-bottom="0.0154in double #808080" ns3:border-left="none" ns3:border-right="none" ns3:border-top="none" ns3:margin-bottom="0.1965in" ns3:margin-top="0in" ns3:padding="0in"/>
      <ns1:text-properties xmlns:ns2="urn:oasis:names:tc:opendocument:xmlns:xsl-fo-compatible:1.0" ns1:font-size-asian="6pt" ns1:font-size-complex="6pt" ns2:font-size="6pt"/>
    </ns1:style>
    <ns1:style xmlns:ns1="urn:oasis:names:tc:opendocument:xmlns:style:1.0" ns1:family="paragraph" ns1:list-style-name="rststyle-enumlist" ns1:name="rststyle-enum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list-style-name="rststyle-bulletlist" ns1:name="rststyle-bulletitem" ns1:parent-style-name="Standard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eading1" ns1:next-style-name="Text_20_body" ns1:parent-style-name="Heading_20_1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heading2" ns1:next-style-name="Text_20_body" ns1:parent-style-name="Heading_20_2"/>
    <ns1:style xmlns:ns1="urn:oasis:names:tc:opendocument:xmlns:style:1.0" ns1:family="paragraph" ns1:name="rststyle-heading3" ns1:next-style-name="Text_20_body" ns1:parent-style-name="Heading_20_3"/>
    <ns1:style xmlns:ns1="urn:oasis:names:tc:opendocument:xmlns:style:1.0" ns1:family="paragraph" ns1:name="rststyle-heading4" ns1:next-style-name="Text_20_body" ns1:parent-style-name="Heading_20_4"/>
    <ns1:style xmlns:ns1="urn:oasis:names:tc:opendocument:xmlns:style:1.0" ns1:family="paragraph" ns1:name="rststyle-heading5" ns1:next-style-name="Text_20_body" ns1:parent-style-name="Heading_20_5"/>
    <ns1:style xmlns:ns1="urn:oasis:names:tc:opendocument:xmlns:style:1.0" ns1:class="text" ns1:family="paragraph" ns1:name="rststyle-blockquote" ns1:parent-style-name="Text_20_body">
      <ns1:paragraph-properties xmlns:ns2="urn:oasis:names:tc:opendocument:xmlns:xsl-fo-compatible:1.0" ns1:auto-text-indent="false" ns1:justify-single-word="false" ns2:background-color="transparent" ns2:margin-left="0.4in" ns2:margin-right="0.8in" ns2:text-align="start" ns2:text-indent="0in">
        <ns1:background-image/>
      </ns1:paragraph-properties>
    </ns1:style>
    <ns1:style xmlns:ns1="urn:oasis:names:tc:opendocument:xmlns:style:1.0" ns1:family="paragraph" ns1:name="rststyle-bodyindent" ns1:parent-style-name="Text_20_body_20_indent">
      <ns1:paragraph-properties xmlns:ns2="urn:oasis:names:tc:opendocument:xmlns:xsl-fo-compatible:1.0" ns1:auto-text-indent="false" ns2:margin-left="0.3937in" ns2:margin-right="0in" ns2:text-indent="0in"/>
    </ns1:style>
    <ns1:style xmlns:ns1="urn:oasis:names:tc:opendocument:xmlns:style:1.0" ns1:family="paragraph" ns1:name="rststyle-horizontalline" ns1:parent-style-name="Horizontal_20_Line"/>
    <ns1:style xmlns:ns1="urn:oasis:names:tc:opendocument:xmlns:style:1.0" ns1:family="paragraph" ns1:name="rststyle-textbody" ns1:parent-style-name="Text_20_body"/>
    <ns1:style xmlns:ns1="urn:oasis:names:tc:opendocument:xmlns:style:1.0" ns1:family="paragraph" ns1:name="rststyle-centeredtextbody" ns1:parent-style-name="rststyle-textbody">
      <ns1:paragraph-properties xmlns:ns2="urn:oasis:names:tc:opendocument:xmlns:xsl-fo-compatible:1.0" ns1:justify-single-word="false" ns2:background-color="transparent" ns2:text-align="center">
        <ns1:background-image/>
      </ns1:paragraph-properties>
    </ns1:style>
    <ns1:style xmlns:ns1="urn:oasis:names:tc:opendocument:xmlns:style:1.0" ns1:family="paragraph" ns1:name="rststyle-caption" ns1:parent-style-name="Caption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codeblock" ns1:parent-style-name="Preformatted_20_Text">
      <ns1:paragraph-properties xmlns:ns2="urn:oasis:names:tc:opendocument:xmlns:xsl-fo-compatible:1.0" ns1:auto-text-indent="false" ns1:shadow="none" ns2:background-color="#ccffff" ns2:border="0.0008in solid #000000" ns2:margin-bottom="0.0598in" ns2:margin-left="0.1965in" ns2:margin-right="0in" ns2:margin-top="0.0598in" ns2:padding="0.0201in" ns2:text-indent="0in">
        <ns1:background-image/>
      </ns1:paragraph-properties>
    </ns1:style>
    <ns1:style xmlns:ns1="urn:oasis:names:tc:opendocument:xmlns:style:1.0" ns1:family="paragraph" ns1:name="rststyle-table-title" ns1:parent-style-name="Heading_20_3">
      <ns1:paragraph-properties xmlns:ns2="urn:oasis:names:tc:opendocument:xmlns:xsl-fo-compatible:1.0" ns1:justify-single-word="false" ns2:text-align="center"/>
    </ns1:style>
    <ns1:style xmlns:ns1="urn:oasis:names:tc:opendocument:xmlns:style:1.0" ns1:family="paragraph" ns1:name="rststyle-footer" ns1:parent-style-name="Footer"/>
    <ns1:style xmlns:ns1="urn:oasis:names:tc:opendocument:xmlns:style:1.0" ns1:family="paragraph" ns1:master-page-name="" ns1:name="rststyle-header" ns1:parent-style-name="Header">
      <ns1:paragraph-properties xmlns:ns2="urn:oasis:names:tc:opendocument:xmlns:xsl-fo-compatible:1.0" ns1:page-number="auto" ns2:background-color="transparent">
        <ns1:background-image/>
      </ns1:paragraph-properties>
    </ns1:style>
    <ns1:style xmlns:ns1="urn:oasis:names:tc:opendocument:xmlns:style:1.0" ns1:family="paragraph" ns1:name="rststyle-footnote" ns1:parent-style-name="Footnote"/>
    <ns1:style xmlns:ns1="urn:oasis:names:tc:opendocument:xmlns:style:1.0" ns1:family="paragraph" ns1:name="rststyle-attribution" ns1:parent-style-name="rststyle-blockquote">
      <ns1:paragraph-properties xmlns:ns2="urn:oasis:names:tc:opendocument:xmlns:xsl-fo-compatible:1.0" ns1:justify-single-word="false" ns2:background-color="transparent" ns2:text-align="end">
        <ns1:background-image/>
      </ns1:paragraph-properties>
      <ns1:text-properties xmlns:ns2="urn:oasis:names:tc:opendocument:xmlns:xsl-fo-compatible:1.0" ns2:font-style="italic" ns2:font-weight="bold"/>
    </ns1:style>
    <ns1:style xmlns:ns1="urn:oasis:names:tc:opendocument:xmlns:style:1.0" ns1:family="paragraph" ns1:name="rststyle-epigraph" ns1:parent-style-name="rststyle-blockquote">
      <ns1:paragraph-properties xmlns:ns2="urn:oasis:names:tc:opendocument:xmlns:xsl-fo-compatible:1.0" ns1:justify-single-word="false" ns2:background-color="transparent" ns2:text-align="start">
        <ns1:background-image/>
      </ns1:paragraph-properties>
      <ns1:text-properties xmlns:ns2="urn:oasis:names:tc:opendocument:xmlns:xsl-fo-compatible:1.0" ns2:font-style="italic"/>
    </ns1:style>
    <ns1:style xmlns:ns1="urn:oasis:names:tc:opendocument:xmlns:style:1.0" ns1:family="paragraph" ns1:name="rststyle-highlights" ns1:parent-style-name="rststyle-blockquote">
      <ns1:paragraph-properties xmlns:ns2="urn:oasis:names:tc:opendocument:xmlns:xsl-fo-compatible:1.0" ns2:background-color="transparent">
        <ns1:background-image/>
      </ns1:paragraph-properties>
    </ns1:style>
    <ns1:style xmlns:ns1="urn:oasis:names:tc:opendocument:xmlns:style:1.0" ns1:family="paragraph" ns1:name="rststyle-blockquote-bullet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blockquote-enumitem" ns1:parent-style-name="Standard">
      <ns1:paragraph-properties xmlns:ns2="urn:oasis:names:tc:opendocument:xmlns:xsl-fo-compatible:1.0" ns1:auto-text-indent="false" ns2:background-color="transparent" ns2:margin-left="0.4in" ns2:margin-right="0.8in" ns2:text-indent="0in">
        <ns1:background-image/>
      </ns1:paragraph-properties>
    </ns1:style>
    <ns1:style xmlns:ns1="urn:oasis:names:tc:opendocument:xmlns:style:1.0" ns1:family="paragraph" ns1:name="rststyle-highlights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highlights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bullet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epigraph-enumitem" ns1:parent-style-name="Standard">
      <ns1:paragraph-properties xmlns:ns2="urn:oasis:names:tc:opendocument:xmlns:xsl-fo-compatible:1.0" ns1:auto-text-indent="false" ns2:background-color="transparent" ns2:margin-left="0.7874in" ns2:margin-right="0.7874in" ns2:text-indent="0in">
        <ns1:background-image/>
      </ns1:paragraph-properties>
    </ns1:style>
    <ns1:style xmlns:ns1="urn:oasis:names:tc:opendocument:xmlns:style:1.0" ns1:family="paragraph" ns1:name="rststyle-admon-warning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warning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atten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atten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caution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caution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dange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dange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error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error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hi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hi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important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important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note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note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tip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tip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admon-generic-hdr" ns1:parent-style-name="rststyle-textbody">
      <ns1:paragraph-properties xmlns:ns2="urn:oasis:names:tc:opendocument:xmlns:xsl-fo-compatible:1.0" ns1:justify-single-word="false" ns2:text-align="center"/>
      <ns1:text-properties xmlns:ns2="urn:oasis:names:tc:opendocument:xmlns:xsl-fo-compatible:1.0" ns2:font-weight="bold"/>
    </ns1:style>
    <ns1:style xmlns:ns1="urn:oasis:names:tc:opendocument:xmlns:style:1.0" ns1:family="paragraph" ns1:name="rststyle-admon-generic-body" ns1:parent-style-name="rststyle-textbody">
      <ns1:paragraph-properties xmlns:ns2="urn:oasis:names:tc:opendocument:xmlns:xsl-fo-compatible:1.0" ns1:auto-text-indent="false" ns2:margin-left="0.7874in" ns2:margin-right="0.7874in" ns2:text-indent="0in"/>
      <ns1:text-properties xmlns:ns2="urn:oasis:names:tc:opendocument:xmlns:xsl-fo-compatible:1.0" ns2:font-style="italic"/>
    </ns1:style>
    <ns1:style xmlns:ns1="urn:oasis:names:tc:opendocument:xmlns:style:1.0" ns1:family="paragraph" ns1:name="rststyle-rubric" ns1:parent-style-name="Heading_20_3">
      <ns1:paragraph-properties xmlns:ns2="urn:oasis:names:tc:opendocument:xmlns:xsl-fo-compatible:1.0" ns2:background-color="transparent">
        <ns1:background-image/>
      </ns1:paragraph-properties>
      <ns1:text-properties xmlns:ns2="urn:oasis:names:tc:opendocument:xmlns:xsl-fo-compatible:1.0" ns2:color="#ff3366"/>
    </ns1:style>
    <ns1:style xmlns:ns1="urn:oasis:names:tc:opendocument:xmlns:style:1.0" ns1:family="paragraph" ns1:name="rststyle-heading6" ns1:next-style-name="Text_20_body" ns1:parent-style-name="Heading_20_6"/>
    <ns1:style xmlns:ns1="urn:oasis:names:tc:opendocument:xmlns:style:1.0" ns1:family="paragraph" ns1:master-page-name="" ns1:name="rststyle-heading7" ns1:next-style-name="Text_20_body" ns1:parent-style-name="Heading_20_7">
      <ns1:paragraph-properties ns1:page-number="auto"/>
    </ns1:style>
    <ns1:style xmlns:ns1="urn:oasis:names:tc:opendocument:xmlns:style:1.0" ns1:class="text" ns1:default-outline-level="7" ns1:display-name="Heading 7" ns1:family="paragraph" ns1:name="Heading_20_7" ns1:next-style-name="Text_20_body" ns1:parent-style-name="Heading">
      <ns1:text-properties xmlns:ns2="urn:oasis:names:tc:opendocument:xmlns:xsl-fo-compatible:1.0" ns1:font-size-asian="75%" ns1:font-size-complex="75%" ns1:font-weight-asian="bold" ns1:font-weight-complex="bold" ns2:font-size="75%" ns2:font-weight="bold"/>
    </ns1:style>
    <ns1:style xmlns:ns1="urn:oasis:names:tc:opendocument:xmlns:style:1.0" ns1:family="paragraph" ns1:name="rststyle-lineblock1" ns1:parent-style-name="rststyle-textbody">
      <ns1:paragraph-properties xmlns:ns2="urn:oasis:names:tc:opendocument:xmlns:xsl-fo-compatible:1.0" ns2:margin-bottom="0in" ns2:margin-top="0in"/>
    </ns1:style>
    <ns1:style xmlns:ns1="urn:oasis:names:tc:opendocument:xmlns:style:1.0" ns1:family="paragraph" ns1:name="rststyle-lineblock2" ns1:parent-style-name="rststyle-textbody">
      <ns1:paragraph-properties xmlns:ns2="urn:oasis:names:tc:opendocument:xmlns:xsl-fo-compatible:1.0" ns1:auto-text-indent="false" ns2:margin-bottom="0in" ns2:margin-left="0.4in" ns2:margin-right="0in" ns2:margin-top="0in" ns2:text-indent="0in"/>
    </ns1:style>
    <ns1:style xmlns:ns1="urn:oasis:names:tc:opendocument:xmlns:style:1.0" ns1:family="paragraph" ns1:name="rststyle-lineblock3" ns1:parent-style-name="rststyle-textbody">
      <ns1:paragraph-properties xmlns:ns2="urn:oasis:names:tc:opendocument:xmlns:xsl-fo-compatible:1.0" ns1:auto-text-indent="false" ns2:margin-bottom="0in" ns2:margin-left="0.8in" ns2:margin-right="0in" ns2:margin-top="0in" ns2:text-indent="0in"/>
    </ns1:style>
    <ns1:style xmlns:ns1="urn:oasis:names:tc:opendocument:xmlns:style:1.0" ns1:family="paragraph" ns1:name="rststyle-lineblock4" ns1:parent-style-name="rststyle-textbody">
      <ns1:paragraph-properties xmlns:ns2="urn:oasis:names:tc:opendocument:xmlns:xsl-fo-compatible:1.0" ns1:auto-text-indent="false" ns2:margin-bottom="0in" ns2:margin-left="1.2in" ns2:margin-right="0in" ns2:margin-top="0in" ns2:text-indent="0in"/>
    </ns1:style>
    <ns1:style xmlns:ns1="urn:oasis:names:tc:opendocument:xmlns:style:1.0" ns1:family="paragraph" ns1:name="rststyle-lineblock5" ns1:parent-style-name="rststyle-textbody">
      <ns1:paragraph-properties xmlns:ns2="urn:oasis:names:tc:opendocument:xmlns:xsl-fo-compatible:1.0" ns1:auto-text-indent="false" ns2:margin-bottom="0in" ns2:margin-left="1.6in" ns2:margin-right="0in" ns2:margin-top="0in" ns2:text-indent="0in"/>
    </ns1:style>
    <ns1:style xmlns:ns1="urn:oasis:names:tc:opendocument:xmlns:style:1.0" ns1:family="paragraph" ns1:name="rststyle-lineblock6" ns1:parent-style-name="rststyle-textbody">
      <ns1:paragraph-properties xmlns:ns2="urn:oasis:names:tc:opendocument:xmlns:xsl-fo-compatible:1.0" ns1:auto-text-indent="false" ns2:margin-bottom="0in" ns2:margin-left="2in" ns2:margin-right="0in" ns2:margin-top="0in" ns2:text-indent="0in"/>
    </ns1:style>
    <ns1:style xmlns:ns1="urn:oasis:names:tc:opendocument:xmlns:style:1.0" ns1:class="chapter" ns1:family="paragraph" ns1:name="Title" ns1:next-style-name="Subtitle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8pt" ns1:font-size-complex="18pt" ns1:font-weight-asian="bold" ns1:font-weight-complex="bold" ns2:font-size="18pt" ns2:font-weight="bold"/>
    </ns1:style>
    <ns1:style xmlns:ns1="urn:oasis:names:tc:opendocument:xmlns:style:1.0" ns1:class="chapter" ns1:family="paragraph" ns1:name="Subtitle" ns1:next-style-name="Text_20_body" ns1:parent-style-name="Heading">
      <ns1:paragraph-properties xmlns:ns2="urn:oasis:names:tc:opendocument:xmlns:xsl-fo-compatible:1.0" ns1:justify-single-word="false" ns2:text-align="center"/>
      <ns1:text-properties xmlns:ns2="urn:oasis:names:tc:opendocument:xmlns:xsl-fo-compatible:1.0" ns1:font-size-asian="14pt" ns1:font-size-complex="14pt" ns1:font-style-asian="italic" ns1:font-style-complex="italic" ns2:font-size="14pt" ns2:font-style="italic"/>
    </ns1:style>
    <ns1:style xmlns:ns1="urn:oasis:names:tc:opendocument:xmlns:style:1.0" ns1:family="paragraph" ns1:name="rststyle-title" ns1:parent-style-name="Title"/>
    <ns1:style xmlns:ns1="urn:oasis:names:tc:opendocument:xmlns:style:1.0" ns1:family="paragraph" ns1:name="rststyle-subtitle" ns1:parent-style-name="Title">
      <ns1:text-properties xmlns:ns2="urn:oasis:names:tc:opendocument:xmlns:xsl-fo-compatible:1.0" ns2:font-size="14pt"/>
    </ns1:style>
    <ns1:style xmlns:ns1="urn:oasis:names:tc:opendocument:xmlns:style:1.0" ns1:family="paragraph" ns1:name="rststyle-citation" ns1:parent-style-name="Footnote">
      <ns1:paragraph-properties xmlns:ns2="urn:oasis:names:tc:opendocument:xmlns:xsl-fo-compatible:1.0" ns1:auto-text-indent="false" ns2:margin-left="0.75in" ns2:margin-right="0in" ns2:text-indent="-0.75in">
        <ns1:tab-stops/>
      </ns1:paragraph-properties>
    </ns1:style>
    <ns1:style xmlns:ns1="urn:oasis:names:tc:opendocument:xmlns:style:1.0" ns1:family="paragraph" ns1:name="rststyle-contents-1" ns1:parent-style-name="Contents_20_1"/>
    <ns1:style xmlns:ns1="urn:oasis:names:tc:opendocument:xmlns:style:1.0" ns1:class="index" ns1:display-name="Contents 1" ns1:family="paragraph" ns1:name="Contents_20_1" ns1:parent-style-name="Index">
      <ns1:paragraph-properties xmlns:ns2="urn:oasis:names:tc:opendocument:xmlns:xsl-fo-compatible:1.0" ns1:auto-text-indent="false" ns2:margin-left="0in" ns2:margin-right="0in" ns2:text-indent="0in">
        <ns1:tab-stops>
          <ns1:tab-stop ns1:leader-style="dotted" ns1:leader-text="." ns1:position="6in" ns1:type="right"/>
        </ns1:tab-stops>
      </ns1:paragraph-properties>
    </ns1:style>
    <ns1:style xmlns:ns1="urn:oasis:names:tc:opendocument:xmlns:style:1.0" ns1:family="paragraph" ns1:name="rststyle-contents-2" ns1:parent-style-name="Contents_20_2"/>
    <ns1:style xmlns:ns1="urn:oasis:names:tc:opendocument:xmlns:style:1.0" ns1:class="index" ns1:display-name="Contents 2" ns1:family="paragraph" ns1:name="Contents_20_2" ns1:parent-style-name="Index">
      <ns1:paragraph-properties xmlns:ns2="urn:oasis:names:tc:opendocument:xmlns:xsl-fo-compatible:1.0" ns1:auto-text-indent="false" ns2:margin-left="0.1965in" ns2:margin-right="0in" ns2:text-indent="0in">
        <ns1:tab-stops>
          <ns1:tab-stop ns1:leader-style="dotted" ns1:leader-text="." ns1:position="5.8035in" ns1:type="right"/>
        </ns1:tab-stops>
      </ns1:paragraph-properties>
    </ns1:style>
    <ns1:style xmlns:ns1="urn:oasis:names:tc:opendocument:xmlns:style:1.0" ns1:family="paragraph" ns1:name="rststyle-contents-3" ns1:parent-style-name="Contents_20_3"/>
    <ns1:style xmlns:ns1="urn:oasis:names:tc:opendocument:xmlns:style:1.0" ns1:class="index" ns1:display-name="Contents 3" ns1:family="paragraph" ns1:name="Contents_20_3" ns1:parent-style-name="Index">
      <ns1:paragraph-properties xmlns:ns2="urn:oasis:names:tc:opendocument:xmlns:xsl-fo-compatible:1.0" ns1:auto-text-indent="false" ns2:margin-left="0.3929in" ns2:margin-right="0in" ns2:text-indent="0in">
        <ns1:tab-stops>
          <ns1:tab-stop ns1:leader-style="dotted" ns1:leader-text="." ns1:position="5.6071in" ns1:type="right"/>
        </ns1:tab-stops>
      </ns1:paragraph-properties>
    </ns1:style>
    <ns1:style xmlns:ns1="urn:oasis:names:tc:opendocument:xmlns:style:1.0" ns1:family="paragraph" ns1:name="rststyle-contents-4" ns1:parent-style-name="Contents_20_4"/>
    <ns1:style xmlns:ns1="urn:oasis:names:tc:opendocument:xmlns:style:1.0" ns1:class="index" ns1:display-name="Contents 4" ns1:family="paragraph" ns1:name="Contents_20_4" ns1:parent-style-name="Index">
      <ns1:paragraph-properties xmlns:ns2="urn:oasis:names:tc:opendocument:xmlns:xsl-fo-compatible:1.0" ns1:auto-text-indent="false" ns2:margin-left="0.5898in" ns2:margin-right="0in" ns2:text-indent="0in">
        <ns1:tab-stops>
          <ns1:tab-stop ns1:leader-style="dotted" ns1:leader-text="." ns1:position="5.4102in" ns1:type="right"/>
        </ns1:tab-stops>
      </ns1:paragraph-properties>
    </ns1:style>
    <ns1:style xmlns:ns1="urn:oasis:names:tc:opendocument:xmlns:style:1.0" ns1:family="paragraph" ns1:name="rststyle-contents--5" ns1:parent-style-name="Contents_20_5"/>
    <ns1:style xmlns:ns1="urn:oasis:names:tc:opendocument:xmlns:style:1.0" ns1:class="index" ns1:display-name="Contents 5" ns1:family="paragraph" ns1:name="Contents_20_5" ns1:parent-style-name="Index">
      <ns1:paragraph-properties xmlns:ns2="urn:oasis:names:tc:opendocument:xmlns:xsl-fo-compatible:1.0" ns1:auto-text-indent="false" ns2:margin-left="0.7862in" ns2:margin-right="0in" ns2:text-indent="0in">
        <ns1:tab-stops>
          <ns1:tab-stop ns1:leader-style="dotted" ns1:leader-text="." ns1:position="5.2138in" ns1:type="right"/>
        </ns1:tab-stops>
      </ns1:paragraph-properties>
    </ns1:style>
    <ns1:style xmlns:ns1="urn:oasis:names:tc:opendocument:xmlns:style:1.0" ns1:family="paragraph" ns1:name="rststyle-contents-6" ns1:parent-style-name="Contents_20_6"/>
    <ns1:style xmlns:ns1="urn:oasis:names:tc:opendocument:xmlns:style:1.0" ns1:class="index" ns1:display-name="Contents 6" ns1:family="paragraph" ns1:name="Contents_20_6" ns1:parent-style-name="Index">
      <ns1:paragraph-properties xmlns:ns2="urn:oasis:names:tc:opendocument:xmlns:xsl-fo-compatible:1.0" ns1:auto-text-indent="false" ns2:margin-left="0.9827in" ns2:margin-right="0in" ns2:text-indent="0in">
        <ns1:tab-stops>
          <ns1:tab-stop ns1:leader-style="dotted" ns1:leader-text="." ns1:position="5.0173in" ns1:type="right"/>
        </ns1:tab-stops>
      </ns1:paragraph-properties>
    </ns1:style>
    <ns1:style xmlns:ns1="urn:oasis:names:tc:opendocument:xmlns:style:1.0" ns1:family="paragraph" ns1:name="rststyle-contents-7" ns1:parent-style-name="Contents_20_7"/>
    <ns1:style xmlns:ns1="urn:oasis:names:tc:opendocument:xmlns:style:1.0" ns1:class="index" ns1:display-name="Contents 7" ns1:family="paragraph" ns1:name="Contents_20_7" ns1:parent-style-name="Index">
      <ns1:paragraph-properties xmlns:ns2="urn:oasis:names:tc:opendocument:xmlns:xsl-fo-compatible:1.0" ns1:auto-text-indent="false" ns2:margin-left="1.1791in" ns2:margin-right="0in" ns2:text-indent="0in">
        <ns1:tab-stops>
          <ns1:tab-stop ns1:leader-style="dotted" ns1:leader-text="." ns1:position="4.8209in" ns1:type="right"/>
        </ns1:tab-stops>
      </ns1:paragraph-properties>
    </ns1:style>
    <ns1:style xmlns:ns1="urn:oasis:names:tc:opendocument:xmlns:style:1.0" ns1:family="paragraph" ns1:name="rststyle-contents-8" ns1:parent-style-name="Contents_20_8"/>
    <ns1:style xmlns:ns1="urn:oasis:names:tc:opendocument:xmlns:style:1.0" ns1:class="index" ns1:display-name="Contents 8" ns1:family="paragraph" ns1:name="Contents_20_8" ns1:parent-style-name="Index">
      <ns1:paragraph-properties xmlns:ns2="urn:oasis:names:tc:opendocument:xmlns:xsl-fo-compatible:1.0" ns1:auto-text-indent="false" ns2:margin-left="1.3756in" ns2:margin-right="0in" ns2:text-indent="0in">
        <ns1:tab-stops>
          <ns1:tab-stop ns1:leader-style="dotted" ns1:leader-text="." ns1:position="4.6244in" ns1:type="right"/>
        </ns1:tab-stops>
      </ns1:paragraph-properties>
    </ns1:style>
    <ns1:style xmlns:ns1="urn:oasis:names:tc:opendocument:xmlns:style:1.0" ns1:family="paragraph" ns1:name="rststyle-contents-9" ns1:parent-style-name="Contents_20_9"/>
    <ns1:style xmlns:ns1="urn:oasis:names:tc:opendocument:xmlns:style:1.0" ns1:class="index" ns1:display-name="Contents 9" ns1:family="paragraph" ns1:name="Contents_20_9" ns1:parent-style-name="Index">
      <ns1:paragraph-properties xmlns:ns2="urn:oasis:names:tc:opendocument:xmlns:xsl-fo-compatible:1.0" ns1:auto-text-indent="false" ns2:margin-left="1.572in" ns2:margin-right="0in" ns2:text-indent="0in">
        <ns1:tab-stops>
          <ns1:tab-stop ns1:leader-style="dotted" ns1:leader-text="." ns1:position="4.428in" ns1:type="right"/>
        </ns1:tab-stops>
      </ns1:paragraph-properties>
    </ns1:style>
    <ns1:style xmlns:ns1="urn:oasis:names:tc:opendocument:xmlns:style:1.0" ns1:family="paragraph" ns1:name="rststyle-contents-10" ns1:parent-style-name="Contents_20_10"/>
    <ns1:style xmlns:ns1="urn:oasis:names:tc:opendocument:xmlns:style:1.0" ns1:class="index" ns1:display-name="Contents 10" ns1:family="paragraph" ns1:name="Contents_20_10" ns1:parent-style-name="Index">
      <ns1:paragraph-properties xmlns:ns2="urn:oasis:names:tc:opendocument:xmlns:xsl-fo-compatible:1.0" ns1:auto-text-indent="false" ns2:margin-left="1.7689in" ns2:margin-right="0in" ns2:text-indent="0in">
        <ns1:tab-stops>
          <ns1:tab-stop ns1:leader-style="dotted" ns1:leader-text="." ns1:position="4.2311in" ns1:type="right"/>
        </ns1:tab-stops>
      </ns1:paragraph-properties>
    </ns1:style>
    <ns1:style xmlns:ns1="urn:oasis:names:tc:opendocument:xmlns:style:1.0" ns1:family="paragraph" ns1:name="rststyle-contents-heading" ns1:parent-style-name="Contents_20_Heading"/>
    <ns1:style xmlns:ns1="urn:oasis:names:tc:opendocument:xmlns:style:1.0" ns1:class="index" ns1:display-name="Contents Heading" ns1:family="paragraph" ns1:name="Contents_20_Heading" ns1:parent-style-name="Heading">
      <ns1:paragraph-properties xmlns:ns2="urn:oasis:names:tc:opendocument:xmlns:text:1.0" xmlns:ns3="urn:oasis:names:tc:opendocument:xmlns:xsl-fo-compatible:1.0" ns1:auto-text-indent="false" ns2:line-number="0" ns2:number-lines="false" ns3:margin-left="0in" ns3:margin-right="0in" ns3:text-indent="0in"/>
      <ns1:text-properties xmlns:ns2="urn:oasis:names:tc:opendocument:xmlns:xsl-fo-compatible:1.0" ns1:font-size-asian="16pt" ns1:font-size-complex="16pt" ns1:font-weight-asian="bold" ns1:font-weight-complex="bold" ns2:font-size="16pt" ns2:font-weight="bold"/>
    </ns1:style>
    <ns1:style xmlns:ns1="urn:oasis:names:tc:opendocument:xmlns:style:1.0" ns1:display-name="Numbering Symbols" ns1:family="text" ns1:name="Numbering_20_Symbols"/>
    <ns1:style xmlns:ns1="urn:oasis:names:tc:opendocument:xmlns:style:1.0" ns1:display-name="Bullet Symbols" ns1:family="text" ns1:name="Bullet_20_Symbols">
      <ns1:text-properties xmlns:ns2="urn:oasis:names:tc:opendocument:xmlns:xsl-fo-compatible:1.0" ns1:font-name="StarSymbol" ns1:font-name-asian="StarSymbol" ns1:font-name-complex="StarSymbol" ns1:font-size-asian="9pt" ns1:font-size-complex="9pt" ns2:font-size="9pt"/>
    </ns1:style>
    <ns1:style xmlns:ns1="urn:oasis:names:tc:opendocument:xmlns:style:1.0" ns1:family="text" ns1:name="Emphasis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Citation">
      <ns1:text-properties xmlns:ns2="urn:oasis:names:tc:opendocument:xmlns:xsl-fo-compatible:1.0" ns1:font-style-asian="italic" ns1:font-style-complex="italic" ns2:font-style="italic"/>
    </ns1:style>
    <ns1:style xmlns:ns1="urn:oasis:names:tc:opendocument:xmlns:style:1.0" ns1:family="text" ns1:name="Example">
      <ns1:text-properties ns1:font-name="Nimbus Mono L" ns1:font-name-asian="Nimbus Mono L" ns1:font-name-complex="Nimbus Mono L"/>
    </ns1:style>
    <ns1:style xmlns:ns1="urn:oasis:names:tc:opendocument:xmlns:style:1.0" ns1:family="text" ns1:name="Teletype">
      <ns1:text-properties ns1:font-name="Nimbus Mono L" ns1:font-name-asian="Nimbus Mono L" ns1:font-name-complex="Nimbus Mono L"/>
    </ns1:style>
    <ns1:style xmlns:ns1="urn:oasis:names:tc:opendocument:xmlns:style:1.0" ns1:family="text" ns1:name="rststyle-emphasis" ns1:parent-style-name="Emphasis">
      <ns1:text-properties ns1:font-weight-asian="normal" ns1:font-weight-complex="normal"/>
    </ns1:style>
    <ns1:style xmlns:ns1="urn:oasis:names:tc:opendocument:xmlns:style:1.0" ns1:family="text" ns1:name="rststyle-strong">
      <ns1:text-properties xmlns:ns2="urn:oasis:names:tc:opendocument:xmlns:xsl-fo-compatible:1.0" ns2:background-color="transparent" ns2:font-weight="bold"/>
    </ns1:style>
    <ns1:style xmlns:ns1="urn:oasis:names:tc:opendocument:xmlns:style:1.0" ns1:family="text" ns1:name="rststyle-inlineliteral" ns1:parent-style-name="Example">
      <ns1:text-properties xmlns:ns2="urn:oasis:names:tc:opendocument:xmlns:xsl-fo-compatible:1.0" ns2:background-color="#e6e6ff"/>
    </ns1:style>
    <ns1:style xmlns:ns1="urn:oasis:names:tc:opendocument:xmlns:style:1.0" ns1:family="text" ns1:name="rststyle-quotation" ns1:parent-style-name="Citation">
      <ns1:text-properties ns1:font-weight-asian="normal" ns1:font-weight-complex="normal"/>
    </ns1:style>
    <ns1:style xmlns:ns1="urn:oasis:names:tc:opendocument:xmlns:style:1.0" ns1:family="text" ns1:name="rststyle-codeblock-keyword" ns1:parent-style-name="Teletype">
      <ns1:text-properties xmlns:ns2="urn:oasis:names:tc:opendocument:xmlns:xsl-fo-compatible:1.0" ns2:background-color="#ccffff" ns2:color="#800000"/>
    </ns1:style>
    <ns1:style xmlns:ns1="urn:oasis:names:tc:opendocument:xmlns:style:1.0" ns1:family="text" ns1:name="rststyle-codeblock-string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number" ns1:parent-style-name="Teletype">
      <ns1:text-properties xmlns:ns2="urn:oasis:names:tc:opendocument:xmlns:xsl-fo-compatible:1.0" ns2:background-color="#ccffff" ns2:color="#000080"/>
    </ns1:style>
    <ns1:style xmlns:ns1="urn:oasis:names:tc:opendocument:xmlns:style:1.0" ns1:family="text" ns1:name="rststyle-codeblock-comment" ns1:parent-style-name="Teletype">
      <ns1:text-properties xmlns:ns2="urn:oasis:names:tc:opendocument:xmlns:xsl-fo-compatible:1.0" ns2:background-color="#ffffff"/>
    </ns1:style>
    <ns1:style xmlns:ns1="urn:oasis:names:tc:opendocument:xmlns:style:1.0" ns1:family="text" ns1:name="rststyle-codeblock-class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function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codeblock-operator" ns1:parent-style-name="Teletype">
      <ns1:text-properties xmlns:ns2="urn:oasis:names:tc:opendocument:xmlns:xsl-fo-compatible:1.0" ns2:background-color="#ccffff" ns2:color="#cccc00"/>
    </ns1:style>
    <ns1:style xmlns:ns1="urn:oasis:names:tc:opendocument:xmlns:style:1.0" ns1:family="text" ns1:name="rststyle-codeblock-name" ns1:parent-style-name="Teletype">
      <ns1:text-properties xmlns:ns2="urn:oasis:names:tc:opendocument:xmlns:xsl-fo-compatible:1.0" ns2:background-color="#ccffff" ns2:color="#808000"/>
    </ns1:style>
    <ns1:style xmlns:ns1="urn:oasis:names:tc:opendocument:xmlns:style:1.0" ns1:family="text" ns1:name="rststyle-subscript">
      <ns1:text-properties ns1:text-position="sub 58%"/>
    </ns1:style>
    <ns1:style xmlns:ns1="urn:oasis:names:tc:opendocument:xmlns:style:1.0" ns1:family="text" ns1:name="rststyle-superscript">
      <ns1:text-properties ns1:text-position="super 58%"/>
    </ns1:style>
    <ns1:style xmlns:ns1="urn:oasis:names:tc:opendocument:xmlns:style:1.0" ns1:family="graphic" ns1:name="Graphics">
      <ns1:graphic-properties xmlns:ns2="urn:oasis:names:tc:opendocument:xmlns:svg-compatible:1.0" xmlns:ns3="urn:oasis:names:tc:opendocument:xmlns:text:1.0" ns1:horizontal-pos="center" ns1:horizontal-rel="paragraph" ns1:number-wrapped-paragraphs="no-limit" ns1:vertical-pos="top" ns1:vertical-rel="paragraph" ns1:wrap="dynamic" ns1:wrap-contour="false" ns2:x="0in" ns2:y="0in" ns3:anchor-type="paragraph"/>
    </ns1:style>
    <ns1:style xmlns:ns1="urn:oasis:names:tc:opendocument:xmlns:style:1.0" ns1:family="graphic" ns1:name="rststyle-imageframe" ns1:parent-style-name="Graphics">
      <ns1:graphic-properties xmlns:ns2="urn:oasis:names:tc:opendocument:xmlns:svg-compatible:1.0" ns1:horizontal-pos="center" ns1:horizontal-rel="paragraph" ns1:vertical-pos="top" ns1:vertical-rel="paragraph" ns2:x="0in" ns2:y="0in"/>
    </ns1:style>
    <ns1:outline-style xmlns:ns1="urn:oasis:names:tc:opendocument:xmlns:text:1.0" xmlns:ns2="urn:oasis:names:tc:opendocument:xmlns:style:1.0" ns2:name="Outline">
      <ns1:outline-level-style ns2:num-format="" ns1:level="1">
        <ns2:list-level-properties ns1:min-label-distance="0.15in"/>
      </ns1:outline-level-style>
      <ns1:outline-level-style ns2:num-format="" ns1:level="2">
        <ns2:list-level-properties ns1:min-label-distance="0.15in"/>
      </ns1:outline-level-style>
      <ns1:outline-level-style ns2:num-format="" ns1:level="3">
        <ns2:list-level-properties ns1:min-label-distance="0.15in"/>
      </ns1:outline-level-style>
      <ns1:outline-level-style ns2:num-format="" ns1:level="4">
        <ns2:list-level-properties ns1:min-label-distance="0.15in"/>
      </ns1:outline-level-style>
      <ns1:outline-level-style ns2:num-format="" ns1:level="5">
        <ns2:list-level-properties ns1:min-label-distance="0.15in"/>
      </ns1:outline-level-style>
      <ns1:outline-level-style ns2:num-format="" ns1:level="6">
        <ns2:list-level-properties ns1:min-label-distance="0.15in"/>
      </ns1:outline-level-style>
      <ns1:outline-level-style ns2:num-format="" ns1:level="7">
        <ns2:list-level-properties ns1:min-label-distance="0.15in"/>
      </ns1:outline-level-style>
      <ns1:outline-level-style ns2:num-format="" ns1:level="8">
        <ns2:list-level-properties ns1:min-label-distance="0.15in"/>
      </ns1:outline-level-style>
      <ns1:outline-level-style ns2:num-format="" ns1:level="9">
        <ns2:list-level-properties ns1:min-label-distance="0.15in"/>
      </ns1:outline-level-style>
      <ns1:outline-level-style ns2:num-format="" ns1:level="10">
        <ns2:list-level-properties ns1:min-label-distance="0.15in"/>
      </ns1:outline-level-style>
    </ns1:outline-style>
    <ns1:list-style xmlns:ns1="urn:oasis:names:tc:opendocument:xmlns:text:1.0" xmlns:ns2="urn:oasis:names:tc:opendocument:xmlns:style:1.0" ns2:name="rststyle-enumlist">
      <ns1:list-level-style-number ns2:num-format="1" ns2:num-suffix="." ns1:level="1" ns1:style-name="Numbering_20_Symbols">
        <ns2:list-level-properties ns1:min-label-width="0.25in" ns1:space-before="0.25in"/>
      </ns1:list-level-style-number>
      <ns1:list-level-style-number ns2:num-format="1" ns2:num-suffix="." ns1:level="2" ns1:style-name="Numbering_20_Symbols">
        <ns2:list-level-properties ns1:min-label-width="0.25in" ns1:space-before="0.5in"/>
      </ns1:list-level-style-number>
      <ns1:list-level-style-number ns2:num-format="1" ns2:num-suffix="." ns1:level="3" ns1:style-name="Numbering_20_Symbols">
        <ns2:list-level-properties ns1:min-label-width="0.25in" ns1:space-before="0.75in"/>
      </ns1:list-level-style-number>
      <ns1:list-level-style-number ns2:num-format="1" ns2:num-suffix="." ns1:level="4" ns1:style-name="Numbering_20_Symbols">
        <ns2:list-level-properties ns1:min-label-width="0.25in" ns1:space-before="1in"/>
      </ns1:list-level-style-number>
      <ns1:list-level-style-number ns2:num-format="1" ns2:num-suffix="." ns1:level="5" ns1:style-name="Numbering_20_Symbols">
        <ns2:list-level-properties ns1:min-label-width="0.25in" ns1:space-before="1.25in"/>
      </ns1:list-level-style-number>
      <ns1:list-level-style-number ns2:num-format="1" ns2:num-suffix="." ns1:level="6" ns1:style-name="Numbering_20_Symbols">
        <ns2:list-level-properties ns1:min-label-width="0.25in" ns1:space-before="1.5in"/>
      </ns1:list-level-style-number>
      <ns1:list-level-style-number ns2:num-format="1" ns2:num-suffix="." ns1:level="7" ns1:style-name="Numbering_20_Symbols">
        <ns2:list-level-properties ns1:min-label-width="0.25in" ns1:space-before="1.75in"/>
      </ns1:list-level-style-number>
      <ns1:list-level-style-number ns2:num-format="1" ns2:num-suffix="." ns1:level="8" ns1:style-name="Numbering_20_Symbols">
        <ns2:list-level-properties ns1:min-label-width="0.25in" ns1:space-before="2in"/>
      </ns1:list-level-style-number>
      <ns1:list-level-style-number ns2:num-format="1" ns2:num-suffix="." ns1:level="9" ns1:style-name="Numbering_20_Symbols">
        <ns2:list-level-properties ns1:min-label-width="0.25in" ns1:space-before="2.25in"/>
      </ns1:list-level-style-number>
      <ns1:list-level-style-number ns2:num-format="1" ns2:num-suffix=".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○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■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○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■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○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■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tocenumlist">
      <ns1:list-level-style-number ns2:num-format="1" ns2:num-prefix=" " ns2:num-suffix=" " ns1:level="1" ns1:style-name="Numbering_20_Symbols">
        <ns2:list-level-properties ns1:min-label-width="0.25in" ns1:space-before="0.25in"/>
      </ns1:list-level-style-number>
      <ns1:list-level-style-number ns2:num-format="1" ns2:num-prefix=" " ns2:num-suffix=" " ns1:display-levels="2" ns1:level="2" ns1:style-name="Numbering_20_Symbols">
        <ns2:list-level-properties ns1:min-label-width="0.25in" ns1:space-before="0.5in"/>
      </ns1:list-level-style-number>
      <ns1:list-level-style-number ns2:num-format="1" ns2:num-prefix=" " ns2:num-suffix=" " ns1:display-levels="3" ns1:level="3" ns1:style-name="Numbering_20_Symbols">
        <ns2:list-level-properties ns1:min-label-width="0.25in" ns1:space-before="0.75in"/>
      </ns1:list-level-style-number>
      <ns1:list-level-style-number ns2:num-format="1" ns2:num-prefix=" " ns2:num-suffix=" " ns1:display-levels="4" ns1:level="4" ns1:style-name="Numbering_20_Symbols">
        <ns2:list-level-properties ns1:min-label-width="0.25in" ns1:space-before="1in"/>
      </ns1:list-level-style-number>
      <ns1:list-level-style-number ns2:num-format="1" ns2:num-prefix=" " ns2:num-suffix=" " ns1:display-levels="5" ns1:level="5" ns1:style-name="Numbering_20_Symbols">
        <ns2:list-level-properties ns1:min-label-width="0.25in" ns1:space-before="1.25in"/>
      </ns1:list-level-style-number>
      <ns1:list-level-style-number ns2:num-format="1" ns2:num-prefix=" " ns2:num-suffix=" " ns1:display-levels="6" ns1:level="6" ns1:style-name="Numbering_20_Symbols">
        <ns2:list-level-properties ns1:min-label-width="0.25in" ns1:space-before="1.5in"/>
      </ns1:list-level-style-number>
      <ns1:list-level-style-number ns2:num-format="1" ns2:num-prefix=" " ns2:num-suffix=" " ns1:display-levels="7" ns1:level="7" ns1:style-name="Numbering_20_Symbols">
        <ns2:list-level-properties ns1:min-label-width="0.25in" ns1:space-before="1.75in"/>
      </ns1:list-level-style-number>
      <ns1:list-level-style-number ns2:num-format="1" ns2:num-prefix=" " ns2:num-suffix=" " ns1:display-levels="8" ns1:level="8" ns1:style-name="Numbering_20_Symbols">
        <ns2:list-level-properties ns1:min-label-width="0.25in" ns1:space-before="2in"/>
      </ns1:list-level-style-number>
      <ns1:list-level-style-number ns2:num-format="1" ns2:num-prefix=" " ns2:num-suffix=" " ns1:display-levels="9" ns1:level="9" ns1:style-name="Numbering_20_Symbols">
        <ns2:list-level-properties ns1:min-label-width="0.25in" ns1:space-before="2.25in"/>
      </ns1:list-level-style-number>
      <ns1:list-level-style-number ns2:num-format="1" ns2:num-prefix=" " ns2:num-suffix=" " ns1:display-levels="10" ns1:level="10" ns1:style-name="Numbering_20_Symbols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tocbulletlist">
      <ns1:list-level-style-bullet ns2:num-prefix=" "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prefix=" "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prefix=" " ns2:num-suffix=")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prefix=" " ns2:num-suffix=" 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prefix=" " ns2:num-suffix=" 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prefix=" " ns2:num-suffix=" 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prefix=" " ns2:num-suffix=" 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prefix=" " ns2:num-suffix=" 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prefix=" " ns2:num-suffix=" 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prefix=" " ns2:num-suffix=" 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blockquote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highlights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highlights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pigraph-bulletlist">
      <ns1:list-level-style-bullet ns2:num-suffix="." ns1:bullet-char="●" ns1:level="1" ns1:style-name="Bullet_20_Symbols">
        <ns2:list-level-properties ns1:min-label-width="0.25in" ns1:space-before="0.25in"/>
        <ns2:text-properties ns2:font-name="StarSymbol"/>
      </ns1:list-level-style-bullet>
      <ns1:list-level-style-bullet ns2:num-suffix="." ns1:bullet-char="●" ns1:level="2" ns1:style-name="Bullet_20_Symbols">
        <ns2:list-level-properties ns1:min-label-width="0.25in" ns1:space-before="0.5in"/>
        <ns2:text-properties ns2:font-name="StarSymbol"/>
      </ns1:list-level-style-bullet>
      <ns1:list-level-style-bullet ns2:num-suffix="." ns1:bullet-char="●" ns1:level="3" ns1:style-name="Bullet_20_Symbols">
        <ns2:list-level-properties ns1:min-label-width="0.25in" ns1:space-before="0.75in"/>
        <ns2:text-properties ns2:font-name="StarSymbol"/>
      </ns1:list-level-style-bullet>
      <ns1:list-level-style-bullet ns2:num-suffix="." ns1:bullet-char="●" ns1:level="4" ns1:style-name="Bullet_20_Symbols">
        <ns2:list-level-properties ns1:min-label-width="0.25in" ns1:space-before="1in"/>
        <ns2:text-properties ns2:font-name="StarSymbol"/>
      </ns1:list-level-style-bullet>
      <ns1:list-level-style-bullet ns2:num-suffix="." ns1:bullet-char="●" ns1:level="5" ns1:style-name="Bullet_20_Symbols">
        <ns2:list-level-properties ns1:min-label-width="0.25in" ns1:space-before="1.25in"/>
        <ns2:text-properties ns2:font-name="StarSymbol"/>
      </ns1:list-level-style-bullet>
      <ns1:list-level-style-bullet ns2:num-suffix="." ns1:bullet-char="●" ns1:level="6" ns1:style-name="Bullet_20_Symbols">
        <ns2:list-level-properties ns1:min-label-width="0.25in" ns1:space-before="1.5in"/>
        <ns2:text-properties ns2:font-name="StarSymbol"/>
      </ns1:list-level-style-bullet>
      <ns1:list-level-style-bullet ns2:num-suffix="." ns1:bullet-char="●" ns1:level="7" ns1:style-name="Bullet_20_Symbols">
        <ns2:list-level-properties ns1:min-label-width="0.25in" ns1:space-before="1.75in"/>
        <ns2:text-properties ns2:font-name="StarSymbol"/>
      </ns1:list-level-style-bullet>
      <ns1:list-level-style-bullet ns2:num-suffix="." ns1:bullet-char="●" ns1:level="8" ns1:style-name="Bullet_20_Symbols">
        <ns2:list-level-properties ns1:min-label-width="0.25in" ns1:space-before="2in"/>
        <ns2:text-properties ns2:font-name="StarSymbol"/>
      </ns1:list-level-style-bullet>
      <ns1:list-level-style-bullet ns2:num-suffix="." ns1:bullet-char="●" ns1:level="9" ns1:style-name="Bullet_20_Symbols">
        <ns2:list-level-properties ns1:min-label-width="0.25in" ns1:space-before="2.25in"/>
        <ns2:text-properties ns2:font-name="StarSymbol"/>
      </ns1:list-level-style-bullet>
      <ns1:list-level-style-bullet ns2:num-suffix="." ns1:bullet-char="●" ns1:level="10" ns1:style-name="Bullet_20_Symbols">
        <ns2:list-level-properties ns1:min-label-width="0.25in" ns1:space-before="2.5in"/>
        <ns2:text-properties ns2:font-name="StarSymbol"/>
      </ns1:list-level-style-bullet>
    </ns1:list-style>
    <ns1:list-style xmlns:ns1="urn:oasis:names:tc:opendocument:xmlns:text:1.0" xmlns:ns2="urn:oasis:names:tc:opendocument:xmlns:style:1.0" ns2:name="rststyle-epigraph-enumlist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arabic">
      <ns1:list-level-style-number ns2:num-format="1" ns2:num-suffix="." ns1:level="1">
        <ns2:list-level-properties ns1:min-label-width="0.25in" ns1:space-before="0.25in"/>
      </ns1:list-level-style-number>
      <ns1:list-level-style-number ns2:num-format="1" ns2:num-suffix="." ns1:level="2">
        <ns2:list-level-properties ns1:min-label-width="0.25in" ns1:space-before="0.5in"/>
      </ns1:list-level-style-number>
      <ns1:list-level-style-number ns2:num-format="1" ns2:num-suffix="." ns1:level="3">
        <ns2:list-level-properties ns1:min-label-width="0.25in" ns1:space-before="0.75in"/>
      </ns1:list-level-style-number>
      <ns1:list-level-style-number ns2:num-format="1" ns2:num-suffix="." ns1:level="4">
        <ns2:list-level-properties ns1:min-label-width="0.25in" ns1:space-before="1in"/>
      </ns1:list-level-style-number>
      <ns1:list-level-style-number ns2:num-format="1" ns2:num-suffix="." ns1:level="5">
        <ns2:list-level-properties ns1:min-label-width="0.25in" ns1:space-before="1.25in"/>
      </ns1:list-level-style-number>
      <ns1:list-level-style-number ns2:num-format="1" ns2:num-suffix="." ns1:level="6">
        <ns2:list-level-properties ns1:min-label-width="0.25in" ns1:space-before="1.5in"/>
      </ns1:list-level-style-number>
      <ns1:list-level-style-number ns2:num-format="1" ns2:num-suffix="." ns1:level="7">
        <ns2:list-level-properties ns1:min-label-width="0.25in" ns1:space-before="1.75in"/>
      </ns1:list-level-style-number>
      <ns1:list-level-style-number ns2:num-format="1" ns2:num-suffix="." ns1:level="8">
        <ns2:list-level-properties ns1:min-label-width="0.25in" ns1:space-before="2in"/>
      </ns1:list-level-style-number>
      <ns1:list-level-style-number ns2:num-format="1" ns2:num-suffix="." ns1:level="9">
        <ns2:list-level-properties ns1:min-label-width="0.25in" ns1:space-before="2.25in"/>
      </ns1:list-level-style-number>
      <ns1:list-level-style-number ns2:num-format="1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loweralpha">
      <ns1:list-level-style-number ns2:num-format="a" ns2:num-suffix=")" ns1:level="1">
        <ns2:list-level-properties ns1:min-label-width="0.25in" ns1:space-before="0.25in"/>
      </ns1:list-level-style-number>
      <ns1:list-level-style-number ns2:num-format="a" ns2:num-suffix=")" ns1:level="2">
        <ns2:list-level-properties ns1:min-label-width="0.25in" ns1:space-before="0.5in"/>
      </ns1:list-level-style-number>
      <ns1:list-level-style-number ns2:num-format="a" ns2:num-suffix=")" ns1:level="3">
        <ns2:list-level-properties ns1:min-label-width="0.25in" ns1:space-before="0.75in"/>
      </ns1:list-level-style-number>
      <ns1:list-level-style-number ns2:num-format="a" ns2:num-suffix=")" ns1:level="4">
        <ns2:list-level-properties ns1:min-label-width="0.25in" ns1:space-before="1in"/>
      </ns1:list-level-style-number>
      <ns1:list-level-style-number ns2:num-format="a" ns2:num-suffix=")" ns1:level="5">
        <ns2:list-level-properties ns1:min-label-width="0.25in" ns1:space-before="1.25in"/>
      </ns1:list-level-style-number>
      <ns1:list-level-style-number ns2:num-format="a" ns2:num-suffix=")" ns1:level="6">
        <ns2:list-level-properties ns1:min-label-width="0.25in" ns1:space-before="1.5in"/>
      </ns1:list-level-style-number>
      <ns1:list-level-style-number ns2:num-format="a" ns2:num-suffix=")" ns1:level="7">
        <ns2:list-level-properties ns1:min-label-width="0.25in" ns1:space-before="1.75in"/>
      </ns1:list-level-style-number>
      <ns1:list-level-style-number ns2:num-format="a" ns2:num-suffix=")" ns1:level="8">
        <ns2:list-level-properties ns1:min-label-width="0.25in" ns1:space-before="2in"/>
      </ns1:list-level-style-number>
      <ns1:list-level-style-number ns2:num-format="a" ns2:num-suffix=")" ns1:level="9">
        <ns2:list-level-properties ns1:min-label-width="0.25in" ns1:space-before="2.25in"/>
      </ns1:list-level-style-number>
      <ns1:list-level-style-number ns2:num-format="a" ns2:num-suffix=")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lowerroman">
      <ns1:list-level-style-number ns2:num-format="i" ns2:num-suffix="." ns1:level="1">
        <ns2:list-level-properties ns1:min-label-width="0.25in" ns1:space-before="0.25in"/>
      </ns1:list-level-style-number>
      <ns1:list-level-style-number ns2:num-format="i" ns2:num-suffix="." ns1:level="2">
        <ns2:list-level-properties ns1:min-label-width="0.25in" ns1:space-before="0.5in"/>
      </ns1:list-level-style-number>
      <ns1:list-level-style-number ns2:num-format="i" ns2:num-suffix="." ns1:level="3">
        <ns2:list-level-properties ns1:min-label-width="0.25in" ns1:space-before="0.75in"/>
      </ns1:list-level-style-number>
      <ns1:list-level-style-number ns2:num-format="i" ns2:num-suffix="." ns1:level="4">
        <ns2:list-level-properties ns1:min-label-width="0.25in" ns1:space-before="1in"/>
      </ns1:list-level-style-number>
      <ns1:list-level-style-number ns2:num-format="i" ns2:num-suffix="." ns1:level="5">
        <ns2:list-level-properties ns1:min-label-width="0.25in" ns1:space-before="1.25in"/>
      </ns1:list-level-style-number>
      <ns1:list-level-style-number ns2:num-format="i" ns2:num-suffix="." ns1:level="6">
        <ns2:list-level-properties ns1:min-label-width="0.25in" ns1:space-before="1.5in"/>
      </ns1:list-level-style-number>
      <ns1:list-level-style-number ns2:num-format="i" ns2:num-suffix="." ns1:level="7">
        <ns2:list-level-properties ns1:min-label-width="0.25in" ns1:space-before="1.75in"/>
      </ns1:list-level-style-number>
      <ns1:list-level-style-number ns2:num-format="i" ns2:num-suffix="." ns1:level="8">
        <ns2:list-level-properties ns1:min-label-width="0.25in" ns1:space-before="2in"/>
      </ns1:list-level-style-number>
      <ns1:list-level-style-number ns2:num-format="i" ns2:num-suffix="." ns1:level="9">
        <ns2:list-level-properties ns1:min-label-width="0.25in" ns1:space-before="2.25in"/>
      </ns1:list-level-style-number>
      <ns1:list-level-style-number ns2:num-format="i" ns2:num-suffix=".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upperalpha">
      <ns1:list-level-style-number ns2:num-format="A" ns2:num-suffix=")" ns1:level="1">
        <ns2:list-level-properties ns1:min-label-width="0.25in" ns1:space-before="0.25in"/>
      </ns1:list-level-style-number>
      <ns1:list-level-style-number ns2:num-format="A" ns2:num-suffix=")" ns1:level="2">
        <ns2:list-level-properties ns1:min-label-width="0.25in" ns1:space-before="0.5in"/>
      </ns1:list-level-style-number>
      <ns1:list-level-style-number ns2:num-format="A" ns2:num-suffix=")" ns1:level="3">
        <ns2:list-level-properties ns1:min-label-width="0.25in" ns1:space-before="0.75in"/>
      </ns1:list-level-style-number>
      <ns1:list-level-style-number ns2:num-format="A" ns2:num-suffix=")" ns1:level="4">
        <ns2:list-level-properties ns1:min-label-width="0.25in" ns1:space-before="1in"/>
      </ns1:list-level-style-number>
      <ns1:list-level-style-number ns2:num-format="A" ns2:num-suffix=")" ns1:level="5">
        <ns2:list-level-properties ns1:min-label-width="0.25in" ns1:space-before="1.25in"/>
      </ns1:list-level-style-number>
      <ns1:list-level-style-number ns2:num-format="A" ns2:num-suffix=")" ns1:level="6">
        <ns2:list-level-properties ns1:min-label-width="0.25in" ns1:space-before="1.5in"/>
      </ns1:list-level-style-number>
      <ns1:list-level-style-number ns2:num-format="A" ns2:num-suffix=")" ns1:level="7">
        <ns2:list-level-properties ns1:min-label-width="0.25in" ns1:space-before="1.75in"/>
      </ns1:list-level-style-number>
      <ns1:list-level-style-number ns2:num-format="A" ns2:num-suffix=")" ns1:level="8">
        <ns2:list-level-properties ns1:min-label-width="0.25in" ns1:space-before="2in"/>
      </ns1:list-level-style-number>
      <ns1:list-level-style-number ns2:num-format="A" ns2:num-suffix=")" ns1:level="9">
        <ns2:list-level-properties ns1:min-label-width="0.25in" ns1:space-before="2.25in"/>
      </ns1:list-level-style-number>
      <ns1:list-level-style-number ns2:num-format="A" ns2:num-suffix=")" ns1:level="10">
        <ns2:list-level-properties ns1:min-label-width="0.25in" ns1:space-before="2.5in"/>
      </ns1:list-level-style-number>
    </ns1:list-style>
    <ns1:list-style xmlns:ns1="urn:oasis:names:tc:opendocument:xmlns:text:1.0" xmlns:ns2="urn:oasis:names:tc:opendocument:xmlns:style:1.0" ns2:name="rststyle-enumlist-upperroman">
      <ns1:list-level-style-number ns2:num-format="I" ns2:num-suffix="." ns1:level="1">
        <ns2:list-level-properties ns1:min-label-width="0.25in" ns1:space-before="0.25in"/>
      </ns1:list-level-style-number>
      <ns1:list-level-style-number ns2:num-format="I" ns2:num-suffix="." ns1:level="2">
        <ns2:list-level-properties ns1:min-label-width="0.25in" ns1:space-before="0.5in"/>
      </ns1:list-level-style-number>
      <ns1:list-level-style-number ns2:num-format="I" ns2:num-suffix="." ns1:level="3">
        <ns2:list-level-properties ns1:min-label-width="0.25in" ns1:space-before="0.75in"/>
      </ns1:list-level-style-number>
      <ns1:list-level-style-number ns2:num-format="I" ns2:num-suffix="." ns1:level="4">
        <ns2:list-level-properties ns1:min-label-width="0.25in" ns1:space-before="1in"/>
      </ns1:list-level-style-number>
      <ns1:list-level-style-number ns2:num-format="I" ns2:num-suffix="." ns1:level="5">
        <ns2:list-level-properties ns1:min-label-width="0.25in" ns1:space-before="1.25in"/>
      </ns1:list-level-style-number>
      <ns1:list-level-style-number ns2:num-format="I" ns2:num-suffix="." ns1:level="6">
        <ns2:list-level-properties ns1:min-label-width="0.25in" ns1:space-before="1.5in"/>
      </ns1:list-level-style-number>
      <ns1:list-level-style-number ns2:num-format="I" ns2:num-suffix="." ns1:level="7">
        <ns2:list-level-properties ns1:min-label-width="0.25in" ns1:space-before="1.75in"/>
      </ns1:list-level-style-number>
      <ns1:list-level-style-number ns2:num-format="I" ns2:num-suffix="." ns1:level="8">
        <ns2:list-level-properties ns1:min-label-width="0.25in" ns1:space-before="2in"/>
      </ns1:list-level-style-number>
      <ns1:list-level-style-number ns2:num-format="I" ns2:num-suffix="." ns1:level="9">
        <ns2:list-level-properties ns1:min-label-width="0.25in" ns1:space-before="2.25in"/>
      </ns1:list-level-style-number>
      <ns1:list-level-style-number ns2:num-format="I" ns2:num-suffix="." ns1:level="10">
        <ns2:list-level-properties ns1:min-label-width="0.25in" ns1:space-before="2.5in"/>
      </ns1:list-level-style-number>
    </ns1:list-style>
    <ns1:notes-configuration xmlns:ns1="urn:oasis:names:tc:opendocument:xmlns:text:1.0" xmlns:ns2="urn:oasis:names:tc:opendocument:xmlns:style:1.0" ns2:num-format="1" ns1:footnotes-position="page" ns1:note-class="footnote" ns1:start-numbering-at="document" ns1:start-value="0"/>
    <ns1:notes-configuration xmlns:ns1="urn:oasis:names:tc:opendocument:xmlns:text:1.0" xmlns:ns2="urn:oasis:names:tc:opendocument:xmlns:style:1.0" ns2:num-format="i" ns1:note-class="endnote" ns1:start-value="0"/>
    <ns1:linenumbering-configuration xmlns:ns1="urn:oasis:names:tc:opendocument:xmlns:text:1.0" xmlns:ns2="urn:oasis:names:tc:opendocument:xmlns:style:1.0" ns2:num-format="1" ns1:increment="5" ns1:number-lines="false" ns1:number-position="left" ns1:offset="0.1965in"/>
  </ns0:styles>
  <ns0:automatic-styles>
    <ns1:page-layout xmlns:ns1="urn:oasis:names:tc:opendocument:xmlns:style:1.0" ns1:name="Mpm1">
      <ns1:page-layout-properties xmlns:ns2="urn:oasis:names:tc:opendocument:xmlns:xsl-fo-compatible:1.0" ns1:footnote-max-height="0in" ns1:num-format="1" ns1:print-orientation="portrait" ns1:writing-mode="lr-tb" ns2:margin-bottom="1in" ns2:margin-left="1.25in" ns2:margin-right="1.25in" ns2:margin-top="1in" ns2:page-height="11in" ns2:page-width="8.5in">
        <ns1:footnote-sep ns1:adjustment="left" ns1:color="#000000" ns1:distance-after-sep="0.0398in" ns1:distance-before-sep="0.0398in" ns1:rel-width="25%" ns1:width="0.0071in"/>
      </ns1:page-layout-properties>
      <ns1:header-style/>
      <ns1:footer-style/>
    </ns1:page-layout>
  </ns0:automatic-styles>
  <ns0:master-styles>
    <ns1:master-page xmlns:ns1="urn:oasis:names:tc:opendocument:xmlns:style:1.0" ns1:name="Standard" ns1:page-layout-name="Mpm1"/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yves</meta:initial-creator>
    <meta:creation-date>2012-05-23T11:24:11</meta:creation-date>
    <dc:creator>yves</dc:creator>
    <dc:date>2012-05-23T11:24:11</dc:date>
    <dc:language>en-US</dc:language>
    <meta:editing-cycles>1</meta:editing-cycles>
    <meta:editing-duration>PT00M01S</meta:editing-duration>
    <dc:title>How to setup Percona replication manager (PRM)</dc:title>
  </office:meta>
</office:document-meta>
</file>